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mat pgm</text:p>
      <text:p text:style-name="Standard"></text:p>
      <text:p text:style-name="Standard">PGM est un format d'images bitmaps créé par Jef Poskanzer en 1988. Il découle du format PBM inventé 8 ans plus tôt. </text:p>
      <text:p text:style-name="Standard">Ce format est utilisé principalement pour des images constituées de différents niveaux de gris. </text:p>
      <text:p text:style-name="Standard">Les niveaux de gris sont codés à l'aide de valeur comprise entre 0 et x. x est la valeur maximale de l'intensité choisie.</text:p>
      <text:p text:style-name="Standard">Par définition, un pixel noir est représenté par la valeur 0 tandis qu'un pixel blanc est lui représenté par la valeur de x.</text:p>
      <text:p text:style-name="Standard"/>
      <text:p text:style-name="Standard"/>
      <text:p text:style-name="Standard"/>
      <text:p text:style-name="Standard"/>
      <text:p text:style-name="Standard">Tutoriel sur les matrices avec JAVA et AD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1:51:47</meta:creation-date>
    <meta:generator>LibreOffice/3.5$Linux_X86_64 LibreOffice_project/350m1$Build-2</meta:generator>
    <dc:date>2015-02-13T11:56:02</dc:date>
    <meta:editing-duration>P0D</meta:editing-duration>
    <meta:editing-cycles>1</meta:editing-cycles>
    <meta:document-statistic meta:table-count="0" meta:image-count="0" meta:object-count="0" meta:page-count="1" meta:paragraph-count="7" meta:word-count="92" meta:character-count="515" meta:non-whitespace-character-count="421"/>
  </office:meta>
</office:document-meta>
</file>